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s needs to be fixed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wapnil Sachin Sawant</dc:creator>
    <meta:creation-date>2009-04-16T11:32:00Z</meta:creation-date>
    <dc:date>2017-04-13T11:35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3" meta:row-count="1" meta:non-whitespace-character-count="21"/>
  </office:meta>
</office:document-meta>
</file>